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624cm" fo:min-width="3.8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4.07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66cm" fo:min-width="3.09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1.53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03cm" fo:min-width="4.07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start"/>
    </style:style>
    <style:style style:name="P9" style:family="paragraph">
      <loext:graphic-properties draw:fill="solid"/>
      <style:paragraph-properties fo:text-align="justify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solid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solid"/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nit 5: Data Flow Diagra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Michael Redford</text:p>
            <text:p>IS316</text:p>
            <text:p>11/22/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xt Level Data Flow</text:p>
          </draw:text-box>
        </draw:frame>
        <draw:custom-shape draw:style-name="gr2" draw:text-style-name="P2" xml:id="id3" draw:id="id3" draw:layer="layout" svg:width="6.096cm" svg:height="4.064cm" svg:x="0.762cm" svg:y="3.81cm">
          <text:p text:style-name="P2">Custo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572cm" svg:height="2.794cm" svg:x="12.192cm" svg:y="7.62cm">
          <text:p text:style-name="P2">Unity Games</text:p>
          <text:p text:style-name="P2"><text:s/>Order Sys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5.08cm" svg:height="3.556cm" svg:x="11.938cm" svg:y="12.192cm">
          <text:p text:style-name="P2">Acc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6.096cm" svg:height="4.064cm" svg:x="21.336cm" svg:y="3.81cm">
          <text:p text:style-name="P2">Games 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4.478cm" svg:y1="10.414cm" svg:x2="14.478cm" svg:y2="12.192cm" draw:start-shape="id1" draw:start-glue-point="2" draw:end-shape="id2" draw:end-glue-point="4" svg:d="M14478 10414v1778" svg:viewBox="0 0 1 1779">
          <text:p text:style-name="P3"><text:span text:style-name="T1">Reports</text:span></text:p>
          <text:p text:style-name="P2"/>
        </draw:connector>
        <draw:connector draw:style-name="gr5" draw:text-style-name="P6" draw:layer="layout" svg:x1="11.938cm" svg:y1="13.97cm" svg:x2="12.192cm" svg:y2="9.017cm" draw:start-shape="id2" draw:start-glue-point="6" draw:end-shape="id1" draw:end-glue-point="3" svg:d="M11938 13970h-501v-4953h755" svg:viewBox="0 0 756 4954">
          <text:p text:style-name="P5"><text:span text:style-name="T1">Confirmation</text:span></text:p>
        </draw:connector>
        <draw:connector draw:style-name="gr5" draw:text-style-name="P6" draw:layer="layout" svg:x1="12.192cm" svg:y1="9.017cm" svg:x2="3.81cm" svg:y2="7.874cm" draw:start-shape="id1" draw:start-glue-point="3" draw:end-shape="id3" draw:end-glue-point="8" svg:d="M12192 9017h-8382v-1143" svg:viewBox="0 0 8383 1144">
          <text:p text:style-name="P5"><text:span text:style-name="T1">Receipt &amp;</text:span></text:p>
          <text:p text:style-name="P5"><text:span text:style-name="T1">Invoice</text:span></text:p>
        </draw:connector>
        <draw:connector draw:style-name="gr5" draw:text-style-name="P6" draw:layer="layout" svg:x1="24.384cm" svg:y1="7.874cm" svg:x2="16.764cm" svg:y2="9.017cm" draw:start-shape="id4" draw:start-glue-point="8" draw:end-shape="id1" draw:end-glue-point="1" svg:d="M24384 7874v1143h-7620" svg:viewBox="0 0 7621 1144">
          <text:p text:style-name="P5"><text:span text:style-name="T1">Sales </text:span><text:span text:style-name="T1">Update,</text:span></text:p>
          <text:p text:style-name="P5"><text:span text:style-name="T1">Order </text:span><text:span text:style-name="T1">Confirmat</text:span><text:span text:style-name="T1">ion</text:span></text:p>
        </draw:connector>
        <draw:connector draw:style-name="gr5" draw:text-style-name="P6" draw:layer="layout" svg:x1="14.478cm" svg:y1="7.62cm" svg:x2="21.336cm" svg:y2="5.842cm" draw:start-shape="id1" draw:start-glue-point="0" draw:end-shape="id4" draw:end-glue-point="6" svg:d="M14478 7620v-1778h6858" svg:viewBox="0 0 6859 1779">
          <text:p text:style-name="P5"><text:span text:style-name="T1">Order &amp;</text:span></text:p>
          <text:p text:style-name="P5"><text:span text:style-name="T1">Purchase </text:span><text:span text:style-name="T1">Request</text:span></text:p>
          <text:p text:style-name="P5"><text:span text:style-name="T1"/></text:p>
        </draw:connector>
        <draw:connector draw:style-name="gr6" draw:text-style-name="P4" draw:layer="layout" svg:x1="6.858cm" svg:y1="5.842cm" svg:x2="14.478cm" svg:y2="7.62cm" draw:start-shape="id3" draw:start-glue-point="10" draw:end-shape="id1" draw:end-glue-point="0" svg:d="M6858 5842h7620v1778" svg:viewBox="0 0 7621 1779">
          <text:p/>
        </draw:connector>
        <draw:connector draw:style-name="gr5" draw:text-style-name="P6" draw:layer="layout" svg:x1="5.966cm" svg:y1="4.405cm" svg:x2="14.478cm" svg:y2="7.62cm" draw:start-shape="id3" draw:start-glue-point="11" draw:end-shape="id1" draw:end-glue-point="0" svg:d="M5966 4405v-1096h8512v4311" svg:viewBox="0 0 8513 4312">
          <text:p text:style-name="P5"><text:span text:style-name="T1">Order &amp;</text:span></text:p>
          <text:p text:style-name="P5"><text:span text:style-name="T1"><text:s/></text:span><text:span text:style-name="T1">Payment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xt Level Data Flow (Diagram 0)</text:p>
          </draw:text-box>
        </draw:frame>
        <draw:custom-shape draw:style-name="gr7" draw:text-style-name="P7" xml:id="id5" draw:id="id5" draw:layer="layout" svg:width="2.032cm" svg:height="1.016cm" svg:x="0.508cm" svg:y="3.302cm">
          <text:p text:style-name="P7"><text:span text:style-name="T2">Custom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2.032cm" svg:height="1.524cm" svg:x="0.508cm" svg:y="5.78cm">
          <text:p text:style-name="P2"><text:span text:style-name="T2">1.</text:span></text:p>
          <text:p text:style-name="P2"><text:span text:style-name="T2">Identify </text:span><text:span text:style-name="T2">Items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.524cm" svg:y1="4.318cm" svg:x2="1.524cm" svg:y2="5.78cm" draw:start-shape="id5" draw:start-glue-point="2" draw:end-shape="id6" svg:d="M1524 4318v1462" svg:viewBox="0 0 1 1463">
          <text:p text:style-name="P8"><text:span text:style-name="T3"><text:tab/></text:span><text:span text:style-name="T3">Games </text:span><text:span text:style-name="T3">Brought to </text:span><text:span text:style-name="T3">checkout</text:span></text:p>
        </draw:connector>
        <draw:custom-shape draw:style-name="gr10" draw:text-style-name="P10" xml:id="id9" draw:id="id9" draw:layer="layout" svg:width="4.572cm" svg:height="0.553cm" svg:x="8.128cm" svg:y="3.257cm">
          <text:p text:style-name="P2"><text:span text:style-name="T3">D1 – Game Pric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2.032cm" svg:height="1.524cm" svg:x="9.398cm" svg:y="5.78cm">
          <text:p text:style-name="P2"><text:span text:style-name="T2">2.</text:span></text:p>
          <text:p text:style-name="P2"><text:span text:style-name="T2">Look Up</text:span></text:p>
          <text:p text:style-name="P2"><text:span text:style-name="T2">Prices</text:span>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2.54cm" svg:y1="6.542cm" svg:x2="9.398cm" svg:y2="6.542cm" draw:start-shape="id6" draw:start-glue-point="1" draw:end-shape="id7" draw:end-glue-point="3" svg:d="M2540 6542h6858" svg:viewBox="0 0 6859 1">
          <text:p text:style-name="P2"><text:span text:style-name="T3">Item ID</text:span></text:p>
        </draw:connector>
        <draw:custom-shape draw:style-name="gr10" draw:text-style-name="P10" xml:id="id10" draw:id="id10" draw:layer="layout" svg:width="4.572cm" svg:height="0.553cm" svg:x="18.328cm" svg:y="3.257cm">
          <text:p text:style-name="P2"><text:span text:style-name="T3">D2 – </text:span><text:span text:style-name="T3">Subtotal </text:span><text:span text:style-name="T3">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2.032cm" svg:height="1.524cm" svg:x="19.812cm" svg:y="5.78cm">
          <text:p text:style-name="P2"><text:span text:style-name="T2">3.</text:span></text:p>
          <text:p text:style-name="P2"><text:span text:style-name="T2">Compute Total</text:span>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1.43cm" svg:y1="6.542cm" svg:x2="19.812cm" svg:y2="6.542cm" draw:start-shape="id7" draw:start-glue-point="1" draw:end-shape="id8" svg:d="M11430 6542h8382" svg:viewBox="0 0 8383 1">
          <text:p text:style-name="P2"><text:span text:style-name="T3">Item Id &amp; </text:span><text:span text:style-name="T3">Price</text:span></text:p>
        </draw:connector>
        <draw:connector draw:style-name="gr5" draw:text-style-name="P11" draw:layer="layout" svg:x1="21.844cm" svg:y1="6.542cm" svg:x2="27.384cm" svg:y2="6.535cm" draw:start-shape="id8" draw:start-glue-point="1" svg:d="M21844 6542h3021v-7h2519" svg:viewBox="0 0 5541 8">
          <text:p text:style-name="P10"><text:span text:style-name="T3">Amount </text:span><text:span text:style-name="T3">Due</text:span></text:p>
        </draw:connector>
        <draw:connector draw:style-name="gr6" draw:text-style-name="P4" draw:layer="layout" svg:x1="11.43cm" svg:y1="6.542cm" svg:x2="12.7cm" svg:y2="3.533cm" draw:start-shape="id7" draw:start-glue-point="1" draw:end-shape="id9" draw:end-glue-point="1" svg:d="M11430 6542h1771v-3009h-501" svg:viewBox="0 0 1772 3010">
          <text:p/>
        </draw:connector>
        <draw:connector draw:style-name="gr6" draw:text-style-name="P4" draw:layer="layout" svg:x1="8.128cm" svg:y1="3.533cm" svg:x2="9.398cm" svg:y2="6.542cm" draw:start-shape="id9" draw:start-glue-point="3" draw:end-shape="id7" draw:end-glue-point="3" svg:d="M8128 3533h-501v3009h1771" svg:viewBox="0 0 1772 3010">
          <text:p/>
        </draw:connector>
        <draw:connector draw:style-name="gr5" draw:text-style-name="P9" draw:layer="layout" svg:x1="21.844cm" svg:y1="6.542cm" svg:x2="22.9cm" svg:y2="3.533cm" draw:start-shape="id8" draw:start-glue-point="1" draw:end-shape="id10" draw:end-glue-point="1" svg:d="M21844 6542h1557v-3009h-501" svg:viewBox="0 0 1558 3010">
          <text:p text:style-name="P3"><text:span text:style-name="T3">Items, </text:span><text:span text:style-name="T3">Prices, </text:span><text:span text:style-name="T3">Subtotals</text:span></text:p>
        </draw:connector>
        <draw:connector draw:style-name="gr5" draw:text-style-name="P9" draw:layer="layout" svg:x1="18.328cm" svg:y1="3.533cm" svg:x2="19.812cm" svg:y2="6.542cm" draw:start-shape="id10" draw:start-glue-point="3" draw:end-shape="id8" draw:end-glue-point="3" svg:d="M18328 3533h-501v3009h1985" svg:viewBox="0 0 1986 3010">
          <text:p text:style-name="P3"><text:span text:style-name="T3">Items &amp; </text:span><text:span text:style-name="T3">Prices <text:s text:c="8"/></text:span><text:span text:style-name="T3"><text:s text:c="6"/></text:span></text:p>
        </draw:connector>
        <draw:custom-shape draw:style-name="gr8" draw:text-style-name="P7" xml:id="id12" draw:id="id12" draw:layer="layout" svg:width="2.032cm" svg:height="1.524cm" svg:x="9.398cm" svg:y="8.98cm">
          <text:p text:style-name="P2"><text:span text:style-name="T2">Identify Item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1" draw:id="id11" draw:layer="layout" svg:width="2.032cm" svg:height="1.524cm" svg:x="9.398cm" svg:y="11.88cm">
          <text:p text:style-name="P2"><text:span text:style-name="T2">4.</text:span></text:p>
          <text:p text:style-name="P2"><text:span text:style-name="T2">Collect Payment,</text:span></text:p>
          <text:p text:style-name="P2"><text:span text:style-name="T2"><text:s/></text:span><text:span text:style-name="T2">Product Invoice,</text:span></text:p>
          <text:p text:style-name="P2"><text:span text:style-name="T2">&amp; Receipt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line-skew="1.058cm" svg:x1="0.163cm" svg:y1="12.659cm" svg:x2="9.398cm" svg:y2="12.642cm" draw:end-shape="id11" draw:end-glue-point="3" svg:d="M163 12659h5425v-17h3810" svg:viewBox="0 0 9236 18">
          <text:p text:style-name="P10"><text:span text:style-name="T3">Amount </text:span><text:span text:style-name="T3">Due</text:span></text:p>
        </draw:connector>
        <draw:connector draw:style-name="gr5" draw:text-style-name="P9" draw:layer="layout" svg:x1="11.43cm" svg:y1="12.642cm" svg:x2="11.43cm" svg:y2="9.742cm" draw:start-shape="id11" draw:start-glue-point="1" draw:end-shape="id12" draw:end-glue-point="1" svg:d="M11430 12642h501v-2900h-501" svg:viewBox="0 0 502 2901">
          <text:p text:style-name="P3"><text:span text:style-name="T3">Invoice &amp; </text:span><text:span text:style-name="T3">Receipt</text:span></text:p>
        </draw:connector>
        <draw:connector draw:style-name="gr5" draw:text-style-name="P12" draw:layer="layout" svg:x1="9.398cm" svg:y1="9.742cm" svg:x2="9.398cm" svg:y2="12.642cm" draw:start-shape="id12" draw:start-glue-point="3" draw:end-shape="id11" draw:end-glue-point="3" svg:d="M9398 9742h-501v2900h501" svg:viewBox="0 0 502 2901">
          <text:p text:style-name="P8"><text:span text:style-name="T3">Card Info</text:span></text:p>
          <text:p text:style-name="P8"><text:span text:style-name="T3">Or PayPal</text:span></text:p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21:29:34.278384537</meta:creation-date>
    <dc:date>2020-12-08T22:15:42.929424340</dc:date>
    <meta:editing-duration>PT46M6S</meta:editing-duration>
    <meta:editing-cycles>12</meta:editing-cycles>
    <meta:generator>LibreOffice/6.4.6.2$Linux_X86_64 LibreOffice_project/40$Build-2</meta:generator>
    <meta:document-statistic meta:object-count="61"/>
  </office:meta>
</office:document-meta>
</file>